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3.048cm" style:use-optimal-column-width="false"/>
    </style:style>
    <style:style style:name="co2" style:family="table-column">
      <style:table-column-properties style:column-width="73.792cm" style:use-optimal-column-width="false"/>
    </style:style>
    <style:style style:name="ro1" style:family="table-row">
      <style:table-row-properties style:row-height="9.646cm" style:use-optimal-row-height="false"/>
    </style:style>
    <style:style style:name="ro2" style:family="table-row">
      <style:table-row-properties style:row-height="37.981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center" fo:text-indent="0cm"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/>
      <style:text-properties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4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5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3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6.839cm" svg:height="161.569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قدم قدم پہ علی کو پکارتے رہنا</text:p>
              </table:table-cell>
              <table:covered-table-cell table:style-name="ce2"/>
            </table:table-row>
            <table:table-row table:style-name="ro2" table:default-cell-style-name="ce3">
              <table:table-cell>
                <text:p text:style-name="P2">راہِ حیات میں منزل کو ڈھونڈنے والو<text:line-break/>تلاشِ حق میں نہ در در کی ٹھوکریں کھائو<text:line-break/>ہماری مانو تو سوئے نجف چلے جائو<text:line-break/>اس آستانے پہ قسمت سنوارتے رہنا</text:p>
              </table:table-cell>
              <table:table-cell>
                <text:p text:style-name="P2">رواں ہے کشتیئِ ایمان اسی سہارے سے<text:line-break/>نہ رُک سکے گی یہ ظُلم و ستم کے دھارے سے<text:line-break/>علی کے نام پہ لگ جائے گی کنارے سے<text:line-break/>ہر ایک موج سے ساحل اُبھارتے رہنا</text:p>
              </table:table-cell>
            </table:table-row>
            <table:table-row table:style-name="ro2" table:default-cell-style-name="ce3">
              <table:table-cell>
                <text:p text:style-name="P2">نبی گواہ ہے ذکرِ علی عبادت ہے<text:line-break/>عمل یہ نیک ہے سب سے بڑی سعادت ہے<text:line-break/>علی کے نام پہ موت آئے تو شہادت ہے<text:line-break/>نزع کے وقت بھی اُس کو پکارتے رہنا</text:p>
              </table:table-cell>
              <table:table-cell>
                <text:p text:style-name="P2">علی ہے نامِ خُدا اور اسمِ اعظم ہے<text:line-break/>یہی وہ نام ہے جس پر بقائے عالم ہے<text:line-break/>خُدا کے گھر میں جو اُبھرا وہ نقشِ محکم ہے<text:line-break/>یہ نقش دل میں ہر ایک کے اُتارتے رہنا</text:p>
              </table:table-cell>
            </table:table-row>
            <table:table-row table:style-name="ro2" table:default-cell-style-name="ce3">
              <table:table-cell>
                <text:p text:style-name="P2">کبھی جو معرکئہ حق کی بات آئے گی<text:line-break/>نگاہِ فکرِ ہُنرآپ پر بھی جائے گی<text:line-break/>حُنین و بدر و اُحد کربلا بتائے گی<text:line-break/>لکھا ہے کس کے مقدر میں ہارتے رہنا</text:p>
              </table:table-cell>
              <table:table-cell>
                <text:p text:style-name="P2">نہ کوئی غزوئہ خیبر میں جبکہ کام آیا<text:line-break/>رسول پاک کے لب پر علی کا نام آیا<text:line-break/>ادھر زبان ہلی تھی اُدھر امام آیا<text:line-break/>کہ جسکا کام ہے بگڑی سنوارتے رہنا</text:p>
              </table:table-cell>
            </table:table-row>
            <table:table-row table:style-name="ro2">
              <table:table-cell table:style-name="ce4" table:number-columns-spanned="2">
                <text:p text:style-name="P3">بتائے سوچ کے وہ حفظ جن کو قرآن ہے<text:line-break/>کہ جو علی کو نہ مانے وہ کب مسلمان ہے<text:line-break/>مجاہد اپنا تو نادِ علی پہ ایمان ہے<text:line-break/>اسی سہارے سے ہستی گُزارتے رہنا</text:p>
              </table:table-cell>
              <table:covered-table-cell table:style-name="ce5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46.837cm" fo:page-height="161.56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2T19:17:54.607154600</meta:creation-date>
    <dc:date>2026-01-22T19:19:38.439448400</dc:date>
    <meta:editing-duration>PT1M44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